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orManagement.getMatcherParameters( String processorName , int matcher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cessorManagement.getMatcherNames( String processo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cessorManagement.getMailetParameters( String processorName , int mailet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cessorManagement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cessorManagement.createProcessorMBean( String baseObjectName , String processorName , MBeanServer mBeanSer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cessorManagement.getProcesso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Management.setProcessorManager( SpoolManager processor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Management.getMailetNames( String processo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cessorManagement.registerMBea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cessorManagement.registerMBean( MBeanServer mBeanServer , String mBeanName ,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